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ded42" officeooo:paragraph-rsid="000ded42"/>
    </style:style>
    <style:style style:name="P2" style:family="paragraph" style:parent-style-name="Standard">
      <style:text-properties officeooo:rsid="000ded42" officeooo:paragraph-rsid="000e0d38"/>
    </style:style>
    <style:style style:name="P3" style:family="paragraph" style:parent-style-name="Standard">
      <style:text-properties officeooo:rsid="000ded42" officeooo:paragraph-rsid="001262c7"/>
    </style:style>
    <style:style style:name="P4" style:family="paragraph" style:parent-style-name="Standard">
      <style:text-properties officeooo:rsid="000ded42" officeooo:paragraph-rsid="0013b00c"/>
    </style:style>
    <style:style style:name="P5" style:family="paragraph" style:parent-style-name="Standard">
      <style:text-properties officeooo:rsid="000ded42" officeooo:paragraph-rsid="0015872b"/>
    </style:style>
    <style:style style:name="P6" style:family="paragraph" style:parent-style-name="Standard">
      <style:text-properties officeooo:rsid="000ded42" officeooo:paragraph-rsid="00194210"/>
    </style:style>
    <style:style style:name="P7" style:family="paragraph" style:parent-style-name="Standard">
      <style:text-properties officeooo:rsid="000ded42" officeooo:paragraph-rsid="0019e6da"/>
    </style:style>
    <style:style style:name="P8" style:family="paragraph" style:parent-style-name="Standard">
      <style:text-properties officeooo:rsid="000ded42" officeooo:paragraph-rsid="001f34e0"/>
    </style:style>
    <style:style style:name="P9" style:family="paragraph" style:parent-style-name="Standard">
      <style:text-properties officeooo:rsid="000ded42" officeooo:paragraph-rsid="001f8f24"/>
    </style:style>
    <style:style style:name="P10" style:family="paragraph" style:parent-style-name="Standard">
      <style:text-properties officeooo:rsid="000ded42" officeooo:paragraph-rsid="0026cf8b"/>
    </style:style>
    <style:style style:name="P11" style:family="paragraph" style:parent-style-name="Standard">
      <style:text-properties officeooo:rsid="000ded42" officeooo:paragraph-rsid="0028261a"/>
    </style:style>
    <style:style style:name="P12" style:family="paragraph" style:parent-style-name="Standard">
      <style:text-properties officeooo:rsid="000ded42" officeooo:paragraph-rsid="002d2613"/>
    </style:style>
    <style:style style:name="P13" style:family="paragraph" style:parent-style-name="Standard">
      <style:text-properties officeooo:rsid="000ded42" officeooo:paragraph-rsid="002de0e1"/>
    </style:style>
    <style:style style:name="P14" style:family="paragraph" style:parent-style-name="Standard">
      <style:text-properties officeooo:rsid="000ded42" officeooo:paragraph-rsid="003454d8"/>
    </style:style>
    <style:style style:name="P15" style:family="paragraph" style:parent-style-name="Standard">
      <style:text-properties officeooo:rsid="000ded42" officeooo:paragraph-rsid="00375330"/>
    </style:style>
    <style:style style:name="P16" style:family="paragraph" style:parent-style-name="Standard">
      <style:text-properties officeooo:paragraph-rsid="000e0d38"/>
    </style:style>
    <style:style style:name="P17" style:family="paragraph" style:parent-style-name="Standard">
      <style:text-properties officeooo:paragraph-rsid="001262c7"/>
    </style:style>
    <style:style style:name="P18" style:family="paragraph" style:parent-style-name="Standard">
      <style:text-properties officeooo:paragraph-rsid="0015872b"/>
    </style:style>
    <style:style style:name="P19" style:family="paragraph" style:parent-style-name="Standard">
      <style:text-properties officeooo:paragraph-rsid="00194210"/>
    </style:style>
    <style:style style:name="P20" style:family="paragraph" style:parent-style-name="Standard">
      <style:text-properties officeooo:paragraph-rsid="0019e6da"/>
    </style:style>
    <style:style style:name="P21" style:family="paragraph" style:parent-style-name="Standard">
      <style:text-properties officeooo:rsid="001cd553" officeooo:paragraph-rsid="001cd553"/>
    </style:style>
    <style:style style:name="P22" style:family="paragraph" style:parent-style-name="Standard">
      <style:text-properties officeooo:rsid="001d7f52" officeooo:paragraph-rsid="001d7f52"/>
    </style:style>
    <style:style style:name="P23" style:family="paragraph" style:parent-style-name="Standard">
      <style:text-properties officeooo:rsid="001d7f52" officeooo:paragraph-rsid="001f8f24"/>
    </style:style>
    <style:style style:name="P24" style:family="paragraph" style:parent-style-name="Standard">
      <style:text-properties officeooo:rsid="001d7f52" officeooo:paragraph-rsid="0026cf8b"/>
    </style:style>
    <style:style style:name="P25" style:family="paragraph" style:parent-style-name="Standard">
      <style:text-properties officeooo:rsid="001d7f52" officeooo:paragraph-rsid="0028261a"/>
    </style:style>
    <style:style style:name="P26" style:family="paragraph" style:parent-style-name="Standard">
      <style:text-properties officeooo:rsid="001d7f52" officeooo:paragraph-rsid="002d2613"/>
    </style:style>
    <style:style style:name="P27" style:family="paragraph" style:parent-style-name="Standard">
      <style:text-properties officeooo:rsid="001d7f52" officeooo:paragraph-rsid="002de0e1"/>
    </style:style>
    <style:style style:name="P28" style:family="paragraph" style:parent-style-name="Standard">
      <style:text-properties officeooo:rsid="001d7f52" officeooo:paragraph-rsid="003454d8"/>
    </style:style>
    <style:style style:name="P29" style:family="paragraph" style:parent-style-name="Standard">
      <style:text-properties officeooo:rsid="001d7f52" officeooo:paragraph-rsid="00375330"/>
    </style:style>
    <style:style style:name="P30" style:family="paragraph" style:parent-style-name="Standard">
      <style:text-properties officeooo:rsid="001eb7e6" officeooo:paragraph-rsid="001f34e0"/>
    </style:style>
    <style:style style:name="P31" style:family="paragraph" style:parent-style-name="Standard">
      <style:text-properties officeooo:paragraph-rsid="001f34e0"/>
    </style:style>
    <style:style style:name="P32" style:family="paragraph" style:parent-style-name="Standard">
      <style:text-properties fo:font-weight="bold" officeooo:rsid="001d7f52" officeooo:paragraph-rsid="001d7f52" style:font-weight-asian="bold" style:font-weight-complex="bold"/>
    </style:style>
    <style:style style:name="P33" style:family="paragraph" style:parent-style-name="Standard">
      <style:text-properties fo:font-weight="bold" officeooo:rsid="001d7f52" officeooo:paragraph-rsid="0026cf8b" style:font-weight-asian="bold" style:font-weight-complex="bold"/>
    </style:style>
    <style:style style:name="P34" style:family="paragraph" style:parent-style-name="Standard">
      <style:text-properties fo:font-weight="bold" officeooo:rsid="001d7f52" officeooo:paragraph-rsid="0028261a" style:font-weight-asian="bold" style:font-weight-complex="bold"/>
    </style:style>
    <style:style style:name="P35" style:family="paragraph" style:parent-style-name="Standard">
      <style:text-properties fo:font-weight="bold" officeooo:rsid="003454d8" officeooo:paragraph-rsid="001d7f52" style:font-weight-asian="bold" style:font-weight-complex="bold"/>
    </style:style>
    <style:style style:name="P36" style:family="paragraph" style:parent-style-name="Standard">
      <style:text-properties fo:font-weight="bold" officeooo:rsid="0028dbc0" officeooo:paragraph-rsid="003454d8" style:font-weight-asian="bold" style:font-weight-complex="bold"/>
    </style:style>
    <style:style style:name="P37" style:family="paragraph" style:parent-style-name="Standard">
      <style:text-properties fo:font-weight="bold" officeooo:rsid="00375330" officeooo:paragraph-rsid="00375330" style:font-weight-asian="bold" style:font-weight-complex="bold"/>
    </style:style>
    <style:style style:name="P38" style:family="paragraph" style:parent-style-name="Standard">
      <style:text-properties officeooo:paragraph-rsid="001f8f24"/>
    </style:style>
    <style:style style:name="P39" style:family="paragraph" style:parent-style-name="Standard">
      <style:text-properties officeooo:paragraph-rsid="0026cf8b"/>
    </style:style>
    <style:style style:name="P40" style:family="paragraph" style:parent-style-name="Standard">
      <style:text-properties officeooo:paragraph-rsid="0028261a"/>
    </style:style>
    <style:style style:name="P41" style:family="paragraph" style:parent-style-name="Standard">
      <style:text-properties officeooo:rsid="0028dbc0" officeooo:paragraph-rsid="0028dbc0"/>
    </style:style>
    <style:style style:name="P42" style:family="paragraph" style:parent-style-name="Standard">
      <style:text-properties officeooo:rsid="0028dbc0" officeooo:paragraph-rsid="002d2613"/>
    </style:style>
    <style:style style:name="P43" style:family="paragraph" style:parent-style-name="Standard">
      <style:text-properties officeooo:rsid="0028dbc0" officeooo:paragraph-rsid="002de0e1"/>
    </style:style>
    <style:style style:name="P44" style:family="paragraph" style:parent-style-name="Standard">
      <style:text-properties officeooo:rsid="0028dbc0" officeooo:paragraph-rsid="003454d8"/>
    </style:style>
    <style:style style:name="P45" style:family="paragraph" style:parent-style-name="Standard">
      <style:text-properties officeooo:rsid="0028dbc0" officeooo:paragraph-rsid="00375330"/>
    </style:style>
    <style:style style:name="P46" style:family="paragraph" style:parent-style-name="Standard">
      <style:text-properties officeooo:paragraph-rsid="002d2613"/>
    </style:style>
    <style:style style:name="P47" style:family="paragraph" style:parent-style-name="Standard">
      <style:text-properties officeooo:paragraph-rsid="002de0e1"/>
    </style:style>
    <style:style style:name="P48" style:family="paragraph" style:parent-style-name="Standard">
      <style:text-properties officeooo:paragraph-rsid="002eeccf"/>
    </style:style>
    <style:style style:name="P49" style:family="paragraph" style:parent-style-name="Standard">
      <style:text-properties officeooo:paragraph-rsid="003454d8"/>
    </style:style>
    <style:style style:name="P50" style:family="paragraph" style:parent-style-name="Standard">
      <style:text-properties officeooo:paragraph-rsid="00375330"/>
    </style:style>
    <style:style style:name="P51" style:family="paragraph" style:parent-style-name="Standard">
      <style:text-properties fo:font-weight="bold" officeooo:rsid="0028dbc0" officeooo:paragraph-rsid="0028dbc0" style:font-weight-asian="bold" style:font-weight-complex="bold"/>
    </style:style>
    <style:style style:name="P52" style:family="paragraph" style:parent-style-name="Standard">
      <style:text-properties fo:font-weight="bold" officeooo:rsid="002d2613" officeooo:paragraph-rsid="002d2613" style:font-weight-asian="bold" style:font-weight-complex="bold"/>
    </style:style>
    <style:style style:name="P53" style:family="paragraph" style:parent-style-name="Standard">
      <style:text-properties fo:font-weight="bold" officeooo:rsid="0028261a" officeooo:paragraph-rsid="0028261a" style:font-weight-asian="bold" style:font-weight-complex="bold"/>
    </style:style>
    <style:style style:name="P54" style:family="paragraph" style:parent-style-name="Standard">
      <style:text-properties fo:font-weight="bold" officeooo:rsid="00375330" officeooo:paragraph-rsid="00375330" style:font-weight-asian="bold" style:font-weight-complex="bold"/>
    </style:style>
    <style:style style:name="T1" style:family="text">
      <style:text-properties officeooo:rsid="000ded42"/>
    </style:style>
    <style:style style:name="T2" style:family="text">
      <style:text-properties officeooo:rsid="00108d28"/>
    </style:style>
    <style:style style:name="T3" style:family="text">
      <style:text-properties officeooo:rsid="001262c7"/>
    </style:style>
    <style:style style:name="T4" style:family="text">
      <style:text-properties officeooo:rsid="0013b00c"/>
    </style:style>
    <style:style style:name="T5" style:family="text">
      <style:text-properties officeooo:rsid="0015872b"/>
    </style:style>
    <style:style style:name="T6" style:family="text">
      <style:text-properties officeooo:rsid="00174b59"/>
    </style:style>
    <style:style style:name="T7" style:family="text">
      <style:text-properties officeooo:rsid="00194210"/>
    </style:style>
    <style:style style:name="T8" style:family="text">
      <style:text-properties officeooo:rsid="0019bd91"/>
    </style:style>
    <style:style style:name="T9" style:family="text">
      <style:text-properties officeooo:rsid="0019e6da"/>
    </style:style>
    <style:style style:name="T10" style:family="text">
      <style:text-properties officeooo:rsid="001f34e0"/>
    </style:style>
    <style:style style:name="T11" style:family="text">
      <style:text-properties officeooo:rsid="001f8f24"/>
    </style:style>
    <style:style style:name="T12" style:family="text">
      <style:text-properties fo:color="#c9211e" loext:opacity="100%"/>
    </style:style>
    <style:style style:name="T13" style:family="text">
      <style:text-properties officeooo:rsid="0025f212"/>
    </style:style>
    <style:style style:name="T14" style:family="text">
      <style:text-properties officeooo:rsid="0026cf8b"/>
    </style:style>
    <style:style style:name="T15" style:family="text">
      <style:text-properties officeooo:rsid="0028261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ded42" style:font-weight-asian="bold" style:font-weight-complex="bold"/>
    </style:style>
    <style:style style:name="T18" style:family="text">
      <style:text-properties fo:font-weight="bold" officeooo:rsid="0028261a" style:font-weight-asian="bold" style:font-weight-complex="bold"/>
    </style:style>
    <style:style style:name="T19" style:family="text">
      <style:text-properties fo:font-weight="bold" officeooo:rsid="002d2613" style:font-weight-asian="bold" style:font-weight-complex="bold"/>
    </style:style>
    <style:style style:name="T20" style:family="text">
      <style:text-properties fo:font-weight="bold" officeooo:rsid="0028dbc0" style:font-weight-asian="bold" style:font-weight-complex="bold"/>
    </style:style>
    <style:style style:name="T21" style:family="text">
      <style:text-properties fo:font-weight="bold" officeooo:rsid="002eeccf" style:font-weight-asian="bold" style:font-weight-complex="bold"/>
    </style:style>
    <style:style style:name="T22" style:family="text">
      <style:text-properties fo:font-weight="bold" officeooo:rsid="003454d8" style:font-weight-asian="bold" style:font-weight-complex="bold"/>
    </style:style>
    <style:style style:name="T23" style:family="text">
      <style:text-properties fo:font-weight="bold" officeooo:rsid="00375330" style:font-weight-asian="bold" style:font-weight-complex="bold"/>
    </style:style>
    <style:style style:name="T24" style:family="text">
      <style:text-properties officeooo:rsid="002d2613"/>
    </style:style>
    <style:style style:name="T25" style:family="text">
      <style:text-properties officeooo:rsid="002de0e1"/>
    </style:style>
    <style:style style:name="T26" style:family="text">
      <style:text-properties officeooo:rsid="002eeccf"/>
    </style:style>
    <style:style style:name="T27" style:family="text">
      <style:text-properties officeooo:rsid="003454d8"/>
    </style:style>
    <style:style style:name="T28" style:family="text">
      <style:text-properties officeooo:rsid="003753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valuation of Picking Up the Person with the longest waiting Time first</text:p>
      <text:p text:style-name="P5"/>
      <text:p text:style-name="P5">Buses <text:span text:style-name="T8">= </text:span><text:s/><text:span text:style-name="T5">8</text:span></text:p>
      <text:p text:style-name="P5">Simulation_steps= 8640</text:p>
      <text:p text:style-name="P18"><text:span text:style-name="T1">Total Time = </text:span><text:span text:style-name="T4">6</text:span><text:span text:style-name="T6">0</text:span></text:p>
      <text:p text:style-name="P18"><text:span text:style-name="T1">Score Level 1 = </text:span><text:span text:style-name="T6">120</text:span></text:p>
      <text:p text:style-name="P18"><text:span text:style-name="T1">Score Level 1 = </text:span><text:span text:style-name="T6">595686</text:span></text:p>
      <text:p text:style-name="P5">Score Level 1 = <text:span text:style-name="T6">595686</text:span></text:p>
      <text:p text:style-name="P5"/>
      <text:p text:style-name="P7">Buses <text:span text:style-name="T8">= </text:span><text:span text:style-name="T9">8</text:span></text:p>
      <text:p text:style-name="P7">Simulation_steps= 8640</text:p>
      <text:p text:style-name="P20"><text:span text:style-name="T1">Total Time = </text:span><text:span text:style-name="T9">59</text:span></text:p>
      <text:p text:style-name="P20"><text:span text:style-name="T1">Score Level 1 = </text:span><text:span text:style-name="T9">99</text:span></text:p>
      <text:p text:style-name="P20"><text:span text:style-name="T1">Score Level 1 = </text:span><text:span text:style-name="T9">811557</text:span></text:p>
      <text:p text:style-name="P7">Score Level 1 = <text:s/><text:span text:style-name="T9">811557</text:span></text:p>
      <text:p text:style-name="P5"/>
      <text:p text:style-name="P3">Buses <text:span text:style-name="T8">= </text:span><text:span text:style-name="T3">16</text:span></text:p>
      <text:p text:style-name="P3">Simulation_steps= 8640</text:p>
      <text:p text:style-name="P17"><text:span text:style-name="T1">Total Time = </text:span><text:span text:style-name="T4">62</text:span></text:p>
      <text:p text:style-name="P17"><text:span text:style-name="T1">Score Level 1 = </text:span><text:span text:style-name="T4">78</text:span></text:p>
      <text:p text:style-name="P17"><text:span text:style-name="T1">Score Level 1 = </text:span><text:span text:style-name="T4">967969</text:span></text:p>
      <text:p text:style-name="P4">Score Level 1 = <text:s/><text:span text:style-name="T4">967969</text:span></text:p>
      <text:p text:style-name="P4"/>
      <text:p text:style-name="P6">Buses <text:span text:style-name="T8">=</text:span> <text:span text:style-name="T7">24</text:span></text:p>
      <text:p text:style-name="P6">Simulation_steps= 8640</text:p>
      <text:p text:style-name="P19"><text:span text:style-name="T1">Total Time = </text:span><text:span text:style-name="T4">6</text:span><text:span text:style-name="T7">9</text:span></text:p>
      <text:p text:style-name="P19"><text:span text:style-name="T1">Score Level 1 = </text:span><text:span text:style-name="T7">63</text:span></text:p>
      <text:p text:style-name="P19"><text:span text:style-name="T1">Score Level 1 = </text:span><text:span text:style-name="T7">1162728</text:span></text:p>
      <text:p text:style-name="P6">Score Level 1 = <text:span text:style-name="T7">1162728</text:span></text:p>
      <text:p text:style-name="P1"/>
      <text:p text:style-name="P1">Buses 32</text:p>
      <text:p text:style-name="P1">Simulation_steps= 8640</text:p>
      <text:p text:style-name="P1">Total Time = 75</text:p>
      <text:p text:style-name="P1">Score Level 1 = 63</text:p>
      <text:p text:style-name="P1">Score Level 1 = 1278873</text:p>
      <text:p text:style-name="P1">Score Level 1 = 1278873</text:p>
      <text:p text:style-name="P1"/>
      <text:p text:style-name="P2">Buses <text:span text:style-name="T2">64</text:span></text:p>
      <text:p text:style-name="P2">Simulation_steps= 8640</text:p>
      <text:p text:style-name="P2">Total Time = <text:span text:style-name="T2">97</text:span></text:p>
      <text:p text:style-name="P16"><text:span text:style-name="T1">Score Level 1 = </text:span><text:span text:style-name="T2">88</text:span></text:p>
      <text:p text:style-name="P2">Score Level 1 = <text:span text:style-name="T2">1428973</text:span></text:p>
      <text:p text:style-name="P16"><text:span text:style-name="T1">Score Level 1 = </text:span><text:span text:style-name="T2">1428973</text:span></text:p>
      <text:p text:style-name="P16"/>
      <text:p text:style-name="P32">OptimizedFixedNBuses</text:p>
      <text:p text:style-name="P35"/>
      <text:p text:style-name="P32"/>
      <text:p text:style-name="P28">Buses = <text:span text:style-name="T15">1</text:span><text:span text:style-name="T27">2</text:span></text:p>
      <text:p text:style-name="P14">Simulation_steps= <text:span text:style-name="T12">8640</text:span></text:p>
      <text:p text:style-name="P14"><text:soft-page-break/>Total Time = <text:span text:style-name="T15">7</text:span><text:span text:style-name="T27">1</text:span></text:p>
      <text:p text:style-name="P49"><text:span text:style-name="T1">Score Level 1 = </text:span><text:span text:style-name="T27">75</text:span></text:p>
      <text:p text:style-name="P49"><text:span text:style-name="T1">Score Level </text:span><text:span text:style-name="T15">2</text:span><text:span text:style-name="T1"> =</text:span><text:span text:style-name="T27">793498</text:span></text:p>
      <text:p text:style-name="P49"><text:span text:style-name="T17">Score Level </text:span><text:span text:style-name="T18">3</text:span><text:span text:style-name="T17"> = </text:span><text:span text:style-name="T22">793498</text:span></text:p>
      <text:p text:style-name="P44"><text:span text:style-name="T18">N</text:span><text:span text:style-name="T16">umber of Buses </text:span><text:span text:style-name="T22">12</text:span></text:p>
      <text:p text:style-name="P44"><text:span text:style-name="T18">H</text:span><text:span text:style-name="T16">ave not arrived: </text:span><text:span text:style-name="T22">63</text:span></text:p>
      <text:p text:style-name="P49"><text:span text:style-name="T20">Driven Distnace </text:span><text:span text:style-name="T22">767671</text:span></text:p>
      <text:p text:style-name="P49"><text:span text:style-name="T20">Wait Time </text:span><text:span text:style-name="T22">25752</text:span></text:p>
      <text:p text:style-name="P36"/>
      <text:p text:style-name="P36"/>
      <text:p text:style-name="P25">Buses = <text:span text:style-name="T15">16</text:span></text:p>
      <text:p text:style-name="P11">Simulation_steps= <text:span text:style-name="T12">8640</text:span></text:p>
      <text:p text:style-name="P11">Total Time = <text:span text:style-name="T15">74</text:span></text:p>
      <text:p text:style-name="P40"><text:span text:style-name="T1">Score Level 1 = </text:span><text:span text:style-name="T13">6</text:span><text:span text:style-name="T15">4</text:span></text:p>
      <text:p text:style-name="P40"><text:span text:style-name="T1">Score Level </text:span><text:span text:style-name="T15">2</text:span><text:span text:style-name="T1"> =</text:span><text:span text:style-name="T15">938629</text:span></text:p>
      <text:p text:style-name="P40"><text:span text:style-name="T17">Score Level </text:span><text:span text:style-name="T18">3</text:span><text:span text:style-name="T17"> = </text:span><text:span text:style-name="T18">938629</text:span></text:p>
      <text:p text:style-name="P41"><text:span text:style-name="T18">N</text:span><text:span text:style-name="T16">umber of Buses 16</text:span></text:p>
      <text:p text:style-name="P41"><text:span text:style-name="T18">H</text:span><text:span text:style-name="T16">ave not arrived: 48</text:span></text:p>
      <text:p text:style-name="P51">Driven Distnace 910296</text:p>
      <text:p text:style-name="P51">Wait Time 28269</text:p>
      <text:p text:style-name="P51"/>
      <text:p text:style-name="P51"/>
      <text:p text:style-name="P26">Buses = <text:span text:style-name="T24">20</text:span></text:p>
      <text:p text:style-name="P12">Simulation_steps= <text:span text:style-name="T12">8640</text:span></text:p>
      <text:p text:style-name="P12">Total Time = <text:span text:style-name="T15">7</text:span><text:span text:style-name="T24">7</text:span></text:p>
      <text:p text:style-name="P46"><text:span text:style-name="T1">Score Level 1 = </text:span><text:span text:style-name="T13">6</text:span><text:span text:style-name="T24">5</text:span></text:p>
      <text:p text:style-name="P46"><text:span text:style-name="T1">Score Level </text:span><text:span text:style-name="T15">2</text:span><text:span text:style-name="T1"> =</text:span><text:span text:style-name="T24">1021591</text:span></text:p>
      <text:p text:style-name="P46"><text:span text:style-name="T17">Score Level </text:span><text:span text:style-name="T18">3</text:span><text:span text:style-name="T17"> = </text:span><text:span text:style-name="T19">1021591</text:span></text:p>
      <text:p text:style-name="P46"><text:span text:style-name="T18">N</text:span><text:span text:style-name="T20">umber of Buses </text:span><text:span text:style-name="T19">20</text:span></text:p>
      <text:p text:style-name="P42"><text:span text:style-name="T18">H</text:span><text:span text:style-name="T16">ave not arrived: </text:span><text:span text:style-name="T19">45</text:span></text:p>
      <text:p text:style-name="P46"><text:span text:style-name="T20">Driven Distnace </text:span><text:span text:style-name="T19">992628</text:span></text:p>
      <text:p text:style-name="P46"><text:span text:style-name="T20">Wait Time </text:span><text:span text:style-name="T19">28898</text:span></text:p>
      <text:p text:style-name="P52"/>
      <text:p text:style-name="P27">Buses = <text:span text:style-name="T24">2</text:span><text:span text:style-name="T25">2</text:span></text:p>
      <text:p text:style-name="P13">Simulation_steps= <text:span text:style-name="T12">8640</text:span></text:p>
      <text:p text:style-name="P13">Total Time = <text:span text:style-name="T15">7</text:span><text:span text:style-name="T26">8</text:span></text:p>
      <text:p text:style-name="P47"><text:span text:style-name="T1">Score Level 1 = </text:span><text:span text:style-name="T13">6</text:span><text:span text:style-name="T26">1</text:span></text:p>
      <text:p text:style-name="P47"><text:span text:style-name="T1">Score Level </text:span><text:span text:style-name="T15">2</text:span><text:span text:style-name="T1"> =</text:span><text:span text:style-name="T26">1060651</text:span></text:p>
      <text:p text:style-name="P48"><text:span text:style-name="T17">Score Level </text:span><text:span text:style-name="T18">3</text:span><text:span text:style-name="T17"> = </text:span><text:span text:style-name="T21">1060651</text:span></text:p>
      <text:p text:style-name="P47"><text:span text:style-name="T18">N</text:span><text:span text:style-name="T20">umber of Buses </text:span><text:span text:style-name="T19">2</text:span><text:span text:style-name="T21">2</text:span></text:p>
      <text:p text:style-name="P43"><text:span text:style-name="T18">H</text:span><text:span text:style-name="T16">ave not arrived: </text:span><text:span text:style-name="T21">39</text:span></text:p>
      <text:p text:style-name="P47"><text:span text:style-name="T20">Driven Distnace </text:span><text:span text:style-name="T21">1030260</text:span></text:p>
      <text:p text:style-name="P47"><text:span text:style-name="T20">Wait Time </text:span><text:span text:style-name="T21">30330</text:span></text:p>
      <text:p text:style-name="P51"/>
      <text:p text:style-name="P53"/>
      <text:p text:style-name="P34"/>
      <text:p text:style-name="P34"/>
      <text:p text:style-name="P34"/>
      <text:p text:style-name="P24">Buses = <text:span text:style-name="T14">24</text:span></text:p>
      <text:p text:style-name="P10"><text:soft-page-break/>Simulation_steps= <text:span text:style-name="T12">8640</text:span></text:p>
      <text:p text:style-name="P10">Total Time = <text:span text:style-name="T14">88</text:span></text:p>
      <text:p text:style-name="P39"><text:span text:style-name="T1">Score Level 1 = </text:span><text:span text:style-name="T13">60</text:span></text:p>
      <text:p text:style-name="P39"><text:span text:style-name="T1">Score Level 1 =</text:span><text:span text:style-name="T13">11</text:span><text:span text:style-name="T14">17386</text:span></text:p>
      <text:p text:style-name="P33"><text:span text:style-name="T1">Score Level 1 = </text:span><text:span text:style-name="T13">11</text:span><text:span text:style-name="T14">17386</text:span></text:p>
      <text:p text:style-name="P33"/>
      <text:p text:style-name="P33"/>
      <text:p text:style-name="P29">Buses = <text:span text:style-name="T28">28</text:span></text:p>
      <text:p text:style-name="P15">Simulation_steps= <text:span text:style-name="T12">8640</text:span></text:p>
      <text:p text:style-name="P15">Total Time = <text:span text:style-name="T14">8</text:span><text:span text:style-name="T28">5</text:span></text:p>
      <text:p text:style-name="P50"><text:span text:style-name="T1">Score Level 1 = </text:span><text:span text:style-name="T28">55</text:span></text:p>
      <text:p text:style-name="P50"><text:span text:style-name="T1">Score Level 1 =</text:span><text:span text:style-name="T28">1155594</text:span></text:p>
      <text:p text:style-name="P50"><text:span text:style-name="T17">Score Level 1 =</text:span><text:span text:style-name="T23">1155594</text:span></text:p>
      <text:p text:style-name="P50"><text:span text:style-name="T18">N</text:span><text:span text:style-name="T20">umber of Buses </text:span><text:span text:style-name="T23">28</text:span></text:p>
      <text:p text:style-name="P45"><text:span text:style-name="T18">H</text:span><text:span text:style-name="T16">ave not arrived: </text:span><text:span text:style-name="T23">27</text:span></text:p>
      <text:p text:style-name="P50"><text:span text:style-name="T20">Driven Distnace </text:span><text:span text:style-name="T23">1123856</text:span></text:p>
      <text:p text:style-name="P50"><text:span text:style-name="T20">Wait Time: </text:span><text:span text:style-name="T23">31683</text:span></text:p>
      <text:p text:style-name="P37"/>
      <text:p text:style-name="P37"/>
      <text:p text:style-name="P33"/>
      <text:p text:style-name="P33"/>
      <text:p text:style-name="P23">Buses = <text:span text:style-name="T11">32</text:span></text:p>
      <text:p text:style-name="P9">Simulation_steps= <text:span text:style-name="T12">8640</text:span></text:p>
      <text:p text:style-name="P9">Total Time = <text:span text:style-name="T13">90</text:span></text:p>
      <text:p text:style-name="P38"><text:span text:style-name="T1">Score Level 1 = </text:span><text:span text:style-name="T13">60</text:span></text:p>
      <text:p text:style-name="P38"><text:span text:style-name="T1">Score Level 1 =</text:span><text:span text:style-name="T13">1188422</text:span></text:p>
      <text:p text:style-name="P38"><text:span text:style-name="T1">Score Level 1 = </text:span><text:span text:style-name="T13">1188422</text:span></text:p>
      <text:p text:style-name="P22"/>
      <text:p text:style-name="P22">Buses = 50</text:p>
      <text:p text:style-name="P8">Simulation_steps= 8640</text:p>
      <text:p text:style-name="P8">Total Time = <text:span text:style-name="T10">102</text:span></text:p>
      <text:p text:style-name="P31"><text:span text:style-name="T1">Score Level 1 = </text:span><text:span text:style-name="T10">75</text:span></text:p>
      <text:p text:style-name="P31"><text:span text:style-name="T1">Score Level 1 = </text:span><text:span text:style-name="T10">1252926</text:span></text:p>
      <text:p text:style-name="P30"><text:span text:style-name="T1">Score Level 1 = </text:span><text:span text:style-name="T10">1252926</text:span></text:p>
      <text:p text:style-name="P30"/>
      <text:p text:style-name="P30">https://drive.google.com/drive/folders/1yAaUBTPDHJOmkwOe5P2JovB5dALfY3by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8T07:54:33.305720118</meta:creation-date>
    <dc:date>2020-11-08T11:50:17.040075218</dc:date>
    <meta:editing-duration>PT2H51M12S</meta:editing-duration>
    <meta:editing-cycles>27</meta:editing-cycles>
    <meta:generator>LibreOffice/7.0.1.2$Linux_X86_64 LibreOffice_project/00$Build-2</meta:generator>
    <meta:document-statistic meta:table-count="0" meta:image-count="0" meta:object-count="0" meta:page-count="3" meta:paragraph-count="107" meta:word-count="410" meta:character-count="2088" meta:non-whitespace-character-count="1782"/>
  </office:meta>
</office:document-meta>
</file>